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11.123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72cm" fo:min-width="6.485cm"/>
      <style:paragraph-properties style:writing-mode="lr-tb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1.27cm" svg:x="4.179cm" svg:y="8.32cm">
          <text:p text:style-name="P1">Node shift =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4.262cm" svg:y="9.6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562cm" svg:y="9.6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962cm" svg:y="9.6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462cm" svg:y="9.6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63cm" svg:height="1.27cm" svg:x="4.079cm" svg:y="12.12cm">
          <text:p text:style-name="P1">Node shift =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4.162cm" svg:y="13.4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462cm" svg:y="13.4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862cm" svg:y="13.4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362cm" svg:y="13.4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63cm" svg:height="1.27cm" svg:x="4.079cm" svg:y="16.02cm">
          <text:p text:style-name="P1">Node shift =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4.062cm" svg:y="17.3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362cm" svg:y="17.3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762cm" svg:y="17.3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262cm" svg:y="17.307cm">
          <text:p text:style-name="P1">Entry 7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985cm" svg:y1="10.525cm" svg:x2="7.985cm" svg:y2="12.112cm">
          <text:p/>
        </draw:line>
        <draw:custom-shape draw:style-name="gr4" draw:text-style-name="P1" draw:layer="layout" svg:width="11.622cm" svg:height="1.587cm" svg:x="6.205cm" svg:y="5.052cm">
          <text:p text:style-name="P1">xa_set_mark(xa, 64, XA_MARK_0)</text:p>
          <draw:enhanced-geometry svg:viewBox="0 0 21600 21600" draw:glue-points="10800 0 0 10800 10800 21600 21600 10800 ?f40 ?f41" draw:text-areas="0 0 21600 21600" draw:type="rectangular-callout" draw:modifiers="550.081734491956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6.985cm" svg:height="2.222cm" svg:x="15.095cm" svg:y="8.345cm">
          <text:p text:style-name="P1">Offset: 64&gt;&gt;6&amp;7 ==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985cm" svg:height="2.222cm" svg:x="15.095cm" svg:y="12.145cm">
          <text:p text:style-name="P1">Offset: 64&gt;&gt;3&amp;7 == 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285cm" svg:y1="14.425cm" svg:x2="5.285cm" svg:y2="16.012cm">
          <text:p/>
        </draw:line>
        <draw:custom-shape draw:style-name="gr2" draw:text-style-name="P3" draw:layer="layout" svg:width="2.54cm" svg:height="0.953cm" svg:x="4.062cm" svg:y="18.207cm">
          <text:p text:style-name="P3"><text:span text:style-name="T1">mark0[0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362cm" svg:y="18.207cm">
          <text:p text:style-name="P4"><text:span text:style-name="T1">mark0[1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762cm" svg:y="18.2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262cm" svg:y="18.207cm">
          <text:p text:style-name="P4"><text:span text:style-name="T1">mark0[7]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985cm" svg:height="2.222cm" svg:x="15.095cm" svg:y="16.045cm">
          <text:p text:style-name="P1">Offset: 64&gt;&gt;0&amp;7 == 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0.953cm" svg:x="4.175cm" svg:y="18.7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3" draw:layer="layout" svg:width="2.54cm" svg:height="0.953cm" svg:x="4.162cm" svg:y="14.307cm">
          <text:p text:style-name="P3"><text:span text:style-name="T1">mark0[0]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4cm" svg:height="0.953cm" svg:x="6.462cm" svg:y="14.307cm">
          <text:p text:style-name="P4"><text:span text:style-name="T1">mark0[1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862cm" svg:y="14.3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4cm" svg:height="0.953cm" svg:x="11.362cm" svg:y="14.307cm">
          <text:p text:style-name="P4"><text:span text:style-name="T1">mark0[7]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0.953cm" svg:x="4.275cm" svg:y="14.8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3" draw:layer="layout" svg:width="2.54cm" svg:height="0.953cm" svg:x="4.262cm" svg:y="10.507cm">
          <text:p text:style-name="P3"><text:span text:style-name="T1">mark0[0]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0.953cm" svg:x="6.562cm" svg:y="10.507cm">
          <text:p text:style-name="P4"><text:span text:style-name="T1">mark0[1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962cm" svg:y="10.5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0.953cm" svg:x="11.462cm" svg:y="10.507cm">
          <text:p text:style-name="P4"><text:span text:style-name="T1">mark0[7]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0.953cm" svg:x="6.475cm" svg:y="11.0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26T09:24:57.385462758</dc:date>
    <meta:editing-duration>PT45M50S</meta:editing-duration>
    <meta:editing-cycles>7</meta:editing-cycles>
    <meta:generator>LibreOffice/7.3.7.2$Linux_X86_64 LibreOffice_project/30$Build-2</meta:generator>
    <meta:document-statistic meta:object-count="36"/>
  </office:meta>
</office:document-meta>
</file>